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7%"/>
      <style:text-properties fo:font-size="14pt" fo:language="en" fo:country="US"/>
    </style:style>
    <style:style style:name="P2" style:family="paragraph" style:parent-style-name="Text_20_body">
      <style:paragraph-properties fo:line-height="107%" fo:text-align="center" style:justify-single-word="false"/>
      <style:text-properties fo:font-size="14pt" fo:language="en" fo:country="US" style:text-underline-style="solid" style:text-underline-width="auto" style:text-underline-color="font-color"/>
    </style:style>
    <style:style style:name="P3" style:family="paragraph" style:parent-style-name="Text_20_body">
      <style:paragraph-properties fo:line-height="107%"/>
    </style:style>
    <style:style style:name="P4" style:family="paragraph" style:parent-style-name="Text_20_body">
      <style:paragraph-properties fo:line-height="107%" fo:text-align="justify" style:justify-single-word="false"/>
    </style:style>
    <style:style style:name="P5" style:family="paragraph" style:parent-style-name="Text_20_body">
      <style:paragraph-properties fo:margin-left="0cm" fo:margin-right="0cm" fo:line-height="107%" fo:text-align="justify" style:justify-single-word="false" fo:text-indent="-0.635cm" style:auto-text-indent="false"/>
    </style:style>
    <style:style style:name="P6" style:family="paragraph" style:parent-style-name="Text_20_body">
      <style:paragraph-properties fo:margin-left="0cm" fo:margin-right="0cm" fo:line-height="107%" fo:text-align="justify" style:justify-single-word="false" fo:text-indent="0cm" style:auto-text-indent="false"/>
      <style:text-properties fo:font-size="14pt" fo:language="en" fo:country="US"/>
    </style:style>
    <style:style style:name="P7" style:family="paragraph" style:parent-style-name="Text_20_body">
      <style:paragraph-properties fo:margin-left="0cm" fo:margin-right="0cm" fo:line-height="107%" fo:text-align="justify" style:justify-single-word="false" fo:text-indent="0cm" style:auto-text-indent="false"/>
      <style:text-properties fo:font-size="14pt"/>
    </style:style>
    <style:style style:name="P8" style:family="paragraph" style:parent-style-name="Text_20_body">
      <style:paragraph-properties fo:margin-left="0cm" fo:margin-right="0cm" fo:line-height="107%" fo:text-align="justify" style:justify-single-word="false" fo:text-indent="0cm" style:auto-text-indent="false"/>
    </style:style>
    <style:style style:name="P9" style:family="paragraph" style:parent-style-name="Text_20_body">
      <style:paragraph-properties fo:margin-left="0.751cm" fo:margin-right="0cm" fo:line-height="107%" fo:text-align="justify" style:justify-single-word="false" fo:text-indent="-0.635cm" style:auto-text-indent="false"/>
    </style:style>
    <style:style style:name="P10" style:family="paragraph" style:parent-style-name="Text_20_body">
      <style:paragraph-properties fo:margin-left="1.289cm" fo:margin-right="0cm" fo:line-height="107%" fo:text-align="justify" style:justify-single-word="false" fo:text-indent="-0.635cm" style:auto-text-indent="false"/>
    </style:style>
    <style:style style:name="P11" style:family="paragraph" style:parent-style-name="Text_20_body">
      <style:paragraph-properties fo:margin-left="0.27cm" fo:margin-right="0cm" fo:line-height="107%" fo:text-align="justify" style:justify-single-word="false" fo:text-indent="-0.635cm" style:auto-text-indent="false"/>
    </style:style>
    <style:style style:name="P12" style:family="paragraph" style:parent-style-name="Text_20_body">
      <style:paragraph-properties fo:margin-left="0.27cm" fo:margin-right="0cm" fo:line-height="107%" fo:text-align="justify" style:justify-single-word="false" fo:text-indent="0cm" style:auto-text-indent="false"/>
    </style:style>
    <style:style style:name="P13" style:family="paragraph" style:parent-style-name="Text_20_body">
      <style:paragraph-properties fo:margin-left="0.635cm" fo:margin-right="0cm" fo:line-height="107%" fo:text-align="justify" style:justify-single-word="false" fo:text-indent="0cm" style:auto-text-indent="false"/>
    </style:style>
    <style:style style:name="P14" style:family="paragraph" style:parent-style-name="Text_20_body" style:master-page-name="">
      <style:paragraph-properties fo:margin-left="0cm" fo:margin-right="0cm" fo:margin-top="0cm" fo:margin-bottom="0.212cm" fo:line-height="107%" fo:text-align="justify" style:justify-single-word="false" fo:text-indent="0.106cm" style:auto-text-indent="false" style:page-number="auto"/>
    </style:style>
    <style:style style:name="P15" style:family="paragraph" style:parent-style-name="Text_20_body" style:master-page-name="">
      <style:paragraph-properties fo:margin-left="0cm" fo:margin-right="0cm" fo:margin-top="0cm" fo:margin-bottom="0.212cm" fo:line-height="107%" fo:text-align="justify" style:justify-single-word="false" fo:text-indent="0.132cm" style:auto-text-indent="false" style:page-number="auto"/>
    </style:style>
    <style:style style:name="P16" style:family="paragraph" style:parent-style-name="Text_20_body" style:master-page-name="">
      <style:paragraph-properties fo:margin-left="0cm" fo:margin-right="0cm" fo:margin-top="0cm" fo:margin-bottom="0.212cm" fo:line-height="107%" fo:text-align="justify" style:justify-single-word="false" fo:text-indent="0.132cm" style:auto-text-indent="false" style:page-number="auto"/>
    </style:style>
    <style:style style:name="P17" style:family="paragraph" style:parent-style-name="Text_20_body" style:master-page-name="">
      <style:paragraph-properties fo:margin-left="0cm" fo:margin-right="0cm" fo:margin-top="0cm" fo:margin-bottom="0.212cm" fo:line-height="107%" fo:text-align="justify" style:justify-single-word="false" fo:text-indent="0.026cm" style:auto-text-indent="false" style:page-number="auto"/>
      <style:text-properties fo:font-size="14pt" fo:language="en" fo:country="US"/>
    </style:style>
    <style:style style:name="P18" style:family="paragraph" style:parent-style-name="Text_20_body" style:master-page-name="">
      <style:paragraph-properties fo:margin-left="0.751cm" fo:margin-right="0cm" fo:margin-top="0cm" fo:margin-bottom="0.212cm" fo:line-height="107%" fo:text-align="justify" style:justify-single-word="false" fo:text-indent="0cm" style:auto-text-indent="false" style:page-number="auto"/>
    </style:style>
    <style:style style:name="P19" style:family="paragraph" style:parent-style-name="Text_20_body" style:master-page-name="">
      <style:paragraph-properties fo:margin-left="0.751cm" fo:margin-right="0cm" fo:margin-top="0cm" fo:margin-bottom="0.212cm" fo:line-height="107%" fo:text-align="justify" style:justify-single-word="false" fo:text-indent="0cm" style:auto-text-indent="false" style:page-number="auto"/>
    </style:style>
    <style:style style:name="P20" style:family="paragraph" style:parent-style-name="Text_20_body" style:master-page-name="">
      <style:paragraph-properties fo:margin-left="0.751cm" fo:margin-right="0cm" fo:margin-top="0cm" fo:margin-bottom="0.212cm" fo:line-height="107%" fo:text-align="justify" style:justify-single-word="false" fo:text-indent="0cm" style:auto-text-indent="false" style:page-number="auto"/>
    </style:style>
    <style:style style:name="P21" style:family="paragraph" style:parent-style-name="Text_20_body" style:master-page-name="">
      <style:paragraph-properties fo:margin-left="0.751cm" fo:margin-right="0cm" fo:margin-top="0cm" fo:margin-bottom="0.212cm" fo:line-height="107%" fo:text-align="justify" style:justify-single-word="false" fo:text-indent="0cm" style:auto-text-indent="false" style:page-number="auto"/>
    </style:style>
    <style:style style:name="P22" style:family="paragraph" style:parent-style-name="Text_20_body" style:master-page-name="">
      <style:paragraph-properties fo:margin-left="0.751cm" fo:margin-right="0cm" fo:margin-top="0cm" fo:margin-bottom="0.212cm" fo:line-height="107%" fo:text-align="justify" style:justify-single-word="false" fo:text-indent="-0.053cm" style:auto-text-indent="false" style:page-number="auto"/>
    </style:style>
    <style:style style:name="T1" style:family="text">
      <style:text-properties fo:font-variant="normal" fo:text-transform="none" fo:font-size="14pt" fo:language="en" fo:country="US"/>
    </style:style>
    <style:style style:name="T2" style:family="text">
      <style:text-properties fo:font-variant="normal" fo:text-transform="none" style:font-name="Symbol" fo:font-size="14pt" fo:language="en" fo:country="US"/>
    </style:style>
    <style:style style:name="T3" style:family="text">
      <style:text-properties fo:font-size="14pt"/>
    </style:style>
    <style:style style:name="T4" style:family="text">
      <style:text-properties fo:font-size="14pt" fo:language="en" fo:country="US"/>
    </style:style>
    <style:style style:name="T5" style:family="text">
      <style:text-properties fo:font-size="14pt" fo:font-weight="bold"/>
    </style:style>
    <style:style style:name="T6" style:family="text">
      <style:text-properties style:font-name="Symbol" fo:font-size="14pt"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Hlk182417067"/>Test plan document</text:p>
      <text:p text:style-name="P2">For</text:p>
      <text:p text:style-name="P2">MET BKC Official website</text:p>
      <text:p text:style-name="P4"/>
      <text:p text:style-name="P15"><text:bookmark text:name="_Hlk182417092"/><text:span text:style-name="T4">1.</text:span><text:span text:style-name="T1"> </text:span><text:span text:style-name="T4">introduction:</text:span></text:p>
      <text:p text:style-name="P17">The main goal of this test plan is to make sure the MET BKC website functions properly and provides accurate information, provides proper user experience for different users like students, faculty. To identify and resolve any issues in the website.</text:p>
      <text:p text:style-name="P6"><text:bookmark text:name="_Hlk182417261"/>2. Scope:</text:p>
      <text:p text:style-name="P14"><text:span text:style-name="T6"><text:tab/>·</text:span><text:span text:style-name="T2"> </text:span><text:span text:style-name="T4">Items to be tested:</text:span></text:p>
      <text:p text:style-name="P18"><text:span text:style-name="T4"><text:tab/>1.</text:span><text:span text:style-name="T1"> </text:span><text:span text:style-name="T4">Admission enquiry </text:span></text:p>
      <text:p text:style-name="P22"><text:span text:style-name="T4"><text:tab/><text:tab/>2.</text:span><text:span text:style-name="T1"> </text:span><text:span text:style-name="T4">Login </text:span></text:p>
      <text:p text:style-name="P18"><text:span text:style-name="T4"><text:tab/>3.</text:span><text:span text:style-name="T1"> </text:span><text:span text:style-name="T4">Student section </text:span></text:p>
      <text:p text:style-name="P18"><text:span text:style-name="T4"><text:tab/>4.</text:span><text:span text:style-name="T1"> </text:span><text:span text:style-name="T4">Online fees payment</text:span></text:p>
      <text:p text:style-name="P18"><text:span text:style-name="T4"><text:tab/>5.</text:span><text:span text:style-name="T1"> </text:span><text:span text:style-name="T4">Search bar</text:span></text:p>
      <text:p text:style-name="P8"/>
      <text:p text:style-name="P15"><text:bookmark text:name="_Hlk182417365"/><text:span text:style-name="T6"><text:tab/>·</text:span><text:span text:style-name="T2"> </text:span><text:span text:style-name="T4">Items not to be tested:</text:span></text:p>
      <text:p text:style-name="P9"><text:span text:style-name="T4"><text:tab/><text:tab/>1.</text:span><text:span text:style-name="T1"> </text:span><text:span text:style-name="T4">contact us </text:span></text:p>
      <text:p text:style-name="P9"><text:span text:style-name="T4"><text:tab/><text:tab/>2.</text:span><text:span text:style-name="T1"> </text:span><text:span text:style-name="T4">News and events </text:span></text:p>
      <text:p text:style-name="P6"><text:s/>3. Approach:</text:p>
      <text:p text:style-name="P5"><text:span text:style-name="T6"><text:s text:c="4"/><text:tab/>·</text:span><text:span text:style-name="T2"> </text:span><text:span text:style-name="T4">Unit testing will be done by developer and it will be approved by the development group leader. Testing will be done to check the working of modules or components separately.</text:span></text:p>
      <text:p text:style-name="P5"><text:span text:style-name="T6"><text:tab/>·</text:span><text:span text:style-name="T2"> </text:span><text:span text:style-name="T4">Compatibility testing will be done by developers to check if the website is compatible with various web browsers, different devices and operating systems.</text:span></text:p>
      <text:p text:style-name="P5"><text:span text:style-name="T6"><text:tab/>·</text:span><text:span text:style-name="T2"> </text:span><text:span text:style-name="T4">System / integration testing will be done to check if the modules are working properly together and producing desired results.</text:span></text:p>
      <text:p text:style-name="P5"><text:span text:style-name="T6"><text:tab/>·</text:span><text:span text:style-name="T2"> </text:span><text:span text:style-name="T4">Acceptance testing will be done by the end user so that to ensure the website is working properly as per the requirements.</text:span></text:p>
      <text:p text:style-name="P8"/>
      <text:p text:style-name="P6"><text:bookmark text:name="_Hlk182416564"/>4. Module pass/fail criteria:</text:p>
      <text:p text:style-name="P3"><text:span text:style-name="T6">·</text:span><text:span text:style-name="T2"> </text:span><text:span text:style-name="T5">Pass Criteria</text:span><text:span text:style-name="T3">: All test cases must pass, with no unresolved critical defects.</text:span></text:p>
      <text:p text:style-name="P3"><text:span text:style-name="T6">· </text:span><text:span text:style-name="T5">Fail Criteria</text:span><text:span text:style-name="T3">: Any critical defects or multiple high-priority defects that affect functionality or usability would fail the release.</text:span></text:p>
      <text:p text:style-name="P3"><text:soft-page-break/></text:p>
      <text:p text:style-name="P7">5. Suspension and resumption criteria </text:p>
      <text:p text:style-name="P3"><text:span text:style-name="T6">·</text:span><text:span text:style-name="T2"> </text:span><text:span text:style-name="T4">Suspension criteria:</text:span></text:p>
      <text:p text:style-name="P10"><text:span text:style-name="T4">1.</text:span><text:span text:style-name="T1"> </text:span><text:span text:style-name="T4">When a defect is introduced that cannot allow further testing</text:span></text:p>
      <text:p text:style-name="P10"><text:span text:style-name="T4">2.</text:span><text:span text:style-name="T1"> </text:span><text:span text:style-name="T4">Lack of testing resources like software of hardware.</text:span></text:p>
      <text:p text:style-name="P10"><text:span text:style-name="T4">3.</text:span><text:span text:style-name="T1"> </text:span><text:span text:style-name="T4">Deadline is missed then the client will not accept the software.</text:span></text:p>
      <text:p text:style-name="P3"><text:span text:style-name="T6">·</text:span><text:span text:style-name="T2"> </text:span><text:span text:style-name="T4">Resumption criteria:</text:span></text:p>
      <text:p text:style-name="P10"><text:span text:style-name="T4">1.</text:span><text:span text:style-name="T1"> </text:span><text:span text:style-name="T4">When external dependent systems are available again.</text:span></text:p>
      <text:p text:style-name="P10"><text:span text:style-name="T4">2.</text:span><text:span text:style-name="T1"> </text:span><text:span text:style-name="T4">When required bugs are fixed.</text:span></text:p>
      <text:p text:style-name="P10"><text:span text:style-name="T4">3.</text:span><text:span text:style-name="T1"> </text:span><text:span text:style-name="T4">When the deadline is extended.</text:span></text:p>
      <text:p text:style-name="P6">6. roles and responsibilities:</text:p>
      <text:p text:style-name="P6"><text:tab/>Mr. abc: senior software developer</text:p>
      <text:p text:style-name="P6"><text:tab/>Mr. bcd: junior software developer</text:p>
      <text:p text:style-name="P6"><text:tab/>Mr. pqr: senior tester</text:p>
      <text:p text:style-name="P6"><text:tab/>Mr. xyz: manager</text:p>
      <text:p text:style-name="P6">7. Testing Environment:</text:p>
      <text:p text:style-name="P3"><text:span text:style-name="T6"><text:tab/>·</text:span><text:span text:style-name="T2"> </text:span><text:span text:style-name="T4">Devices:</text:span></text:p>
      <text:p text:style-name="P10"><text:span text:style-name="T4"><text:tab/><text:tab/>1.</text:span><text:span text:style-name="T1"> </text:span><text:span text:style-name="T4">Laptop</text:span></text:p>
      <text:p text:style-name="P10"><text:span text:style-name="T4"><text:tab/><text:tab/>2.</text:span><text:span text:style-name="T1"> </text:span><text:span text:style-name="T4">Pc</text:span></text:p>
      <text:p text:style-name="P10"><text:span text:style-name="T4"><text:tab/><text:tab/>3.</text:span><text:span text:style-name="T1"> </text:span><text:span text:style-name="T4">Mobile</text:span></text:p>
      <text:p text:style-name="P10"><text:span text:style-name="T4"><text:tab/><text:tab/>4.</text:span><text:span text:style-name="T1"> </text:span><text:span text:style-name="T4">Tablet</text:span></text:p>
      <text:p text:style-name="P3"><text:span text:style-name="T6"><text:tab/>·</text:span><text:span text:style-name="T2"> </text:span><text:span text:style-name="T4">Browers:</text:span></text:p>
      <text:p text:style-name="P10"><text:span text:style-name="T4"><text:tab/><text:tab/>1.</text:span><text:span text:style-name="T1"> </text:span><text:span text:style-name="T4">Safari</text:span></text:p>
      <text:p text:style-name="P10"><text:span text:style-name="T4"><text:tab/><text:tab/>2.</text:span><text:span text:style-name="T1"> </text:span><text:span text:style-name="T4">Chrome</text:span></text:p>
      <text:p text:style-name="P10"><text:span text:style-name="T4"><text:tab/><text:tab/>3.</text:span><text:span text:style-name="T1"> </text:span><text:span text:style-name="T4">Firefox</text:span></text:p>
      <text:p text:style-name="P10"><text:span text:style-name="T4"><text:tab/><text:tab/>4.</text:span><text:span text:style-name="T1"> </text:span><text:span text:style-name="T4">Edge</text:span></text:p>
      <text:p text:style-name="P3"><text:span text:style-name="T6">·</text:span><text:span text:style-name="T2"> </text:span><text:span text:style-name="T4">Network:</text:span></text:p>
      <text:p text:style-name="P1"><text:tab/>Stable internet connection</text:p>
      <text:p text:style-name="P3"/>
      <text:p text:style-name="P6"/>
      <text:p text:style-name="P6"/>
      <text:p text:style-name="P6"><text:soft-page-break/>8. Test deliverables:</text:p>
      <text:p text:style-name="P3"><text:span text:style-name="T6"><text:tab/>·</text:span><text:span text:style-name="T2"> </text:span><text:span text:style-name="T4">Test plan</text:span></text:p>
      <text:p text:style-name="P3"><text:span text:style-name="T6"><text:tab/>·</text:span><text:span text:style-name="T2"> </text:span><text:span text:style-name="T4">Test case</text:span></text:p>
      <text:p text:style-name="P3"><text:span text:style-name="T6"><text:tab/>·</text:span><text:span text:style-name="T2"> </text:span><text:span text:style-name="T4">Defect report</text:span></text:p>
      <text:p text:style-name="P3"><text:span text:style-name="T6"><text:tab/>·</text:span><text:span text:style-name="T2"> </text:span><text:span text:style-name="T4">Test summary report</text:span></text:p>
      <text:p text:style-name="P6">9. staff and training need:</text:p>
      <text:p text:style-name="P11"><text:span text:style-name="T6"><text:tab/>·</text:span><text:span text:style-name="T2"> </text:span><text:span text:style-name="T4">Developer and tester must know how to use computer and how to access internet.</text:span></text:p>
      <text:p text:style-name="P11"><text:span text:style-name="T6"><text:tab/>·</text:span><text:span text:style-name="T2"> </text:span><text:span text:style-name="T4">Tester must know how to use testing tools like selenium.</text:span></text:p>
      <text:p text:style-name="P12"/>
      <text:p text:style-name="P6">10. conclusion:</text:p>
      <text:p text:style-name="P6">This test plan provides a comprehensive overview of the testing activities required to ensure the quality and functionality of the MET BKC Official websit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88cm" fo:margin-right="1.27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epak  tiwari</meta:initial-creator>
    <meta:creation-date>2024-11-14T01:40:09.18</meta:creation-date>
    <meta:document-statistic meta:table-count="0" meta:image-count="0" meta:object-count="0" meta:page-count="3" meta:paragraph-count="60" meta:word-count="407" meta:character-count="2454"/>
    <dc:date>2024-11-14T01:47:43.68</dc:date>
    <dc:creator>deepak  tiwari</dc:creator>
    <meta:editing-duration>PT7M35S</meta:editing-duration>
    <meta:editing-cycles>1</meta:editing-cycles>
    <meta:generator>OpenOffice/4.1.15$Win32 OpenOffice.org_project/4115m2$Build-9813</meta:generator>
  </office:meta>
</office:document-meta>
</file>